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A0000004A73520B7B0D60CA15.tif" manifest:media-type="image/tiff"/>
  <manifest:file-entry manifest:full-path="Pictures/10000201000001DD000000BF5A63DE2E440751DE.png" manifest:media-type="image/png"/>
  <manifest:file-entry manifest:full-path="Pictures/100002010000008A0000004AE76CDB7C534D215F.tif" manifest:media-type="image/tiff"/>
  <manifest:file-entry manifest:full-path="Pictures/10000201000001DD000000BFDD6E28C185BE2A8E.png" manifest:media-type="image/png"/>
  <manifest:file-entry manifest:full-path="Pictures/10000201000001DD000000BF484F80AF9158E94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2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3" style:family="presentation" style:parent-style-name="Titelfolie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.081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3" style:family="paragraph">
      <style:paragraph-properties fo:margin-top="0cm" fo:margin-bottom="0cm" fo:line-height="100%" fo:text-align="start" style:punctuation-wrap="hanging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name-complex="Tahoma" style:font-size-complex="2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Tahoma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Übungsbesprechung" draw:style-name="dp1" draw:master-page-name="Titelfolie" presentation:presentation-page-layout-name="AL1T0">
        <office:forms form:automatic-focus="false" form:apply-design-mode="false"/>
        <draw:frame draw:name="Untertitel 1" presentation:style-name="pr1" draw:text-style-name="P2" draw:layer="layout" svg:width="18.449cm" svg:height="2.623cm" svg:x="0.997cm" svg:y="4.026cm" presentation:class="subtitle" presentation:user-transformed="true">
          <draw:text-box>
            <text:p text:style-name="P1"><text:span text:style-name="T1">Project Proposal</text:span></text:p>
          </draw:text-box>
        </draw:frame>
        <draw:frame draw:name="Titel 2" presentation:style-name="pr2" draw:text-style-name="P4" draw:layer="layout" svg:width="18.449cm" svg:height="2.327cm" svg:x="0.997cm" svg:y="1.358cm" presentation:class="title" presentation:user-transformed="true">
          <draw:text-box>
            <text:p text:style-name="P3"><text:span text:style-name="T2">Extracting Genre Information from Movie plot summaries</text:span></text:p>
          </draw:text-box>
        </draw:frame>
        <draw:frame draw:name="Grafik 3" draw:style-name="gr1" draw:text-style-name="P5" draw:layer="layout" svg:width="3.02cm" svg:height="1.199cm" svg:x="21.701cm" svg:y="17.85cm">
          <draw:image xlink:href="Pictures/100002010000008A0000004A73520B7B0D60CA15.t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3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3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3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shrink-to-fit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top="0.4cm" fo:margin-bottom="0cm" fo:line-height="13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top="0.3cm" fo:margin-bottom="0cm" fo:line-height="13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top="0.2cm" fo:margin-bottom="0cm" fo:line-height="13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09cm" draw:stroke-linejoin="miter" draw:fill="solid" draw:fill-color="#9c1c26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cm, 0cm, 0cm)" draw:image-opacity="100%" style:mirror="none"/>
    </style:style>
    <style:style style:name="Mgr6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svg:stroke-width="0.026cm" draw:stroke-linejoin="miter" draw:fill="solid" draw:fill-color="#9c1c26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nutzerdefiniertes_20_Layout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5" style:family="presentation" style:parent-style-name="Benutzerdefiniertes_20_Layout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9c1c26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margin-top="0cm" fo:margin-bottom="0cm" fo:line-height="100%" fo:text-align="start" style:punctuation-wrap="hanging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Tahoma" style:font-size-complex="2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office:forms form:automatic-focus="false" form:apply-design-mode="false"/>
      <draw:custom-shape draw:name="Rectangle 13" draw:style-name="Mgr3" draw:text-style-name="MP5" draw:layer="backgroundobjects" drawooo:display="printer" svg:width="24.006cm" svg:height="3.0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printer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7" draw:layer="backgroundobjects" drawooo:display="printer" svg:width="5.202cm" svg:height="2.199cm" svg:x="19.91cm" svg:y="1.424cm">
        <draw:image xlink:href="Pictures/10000201000001DD000000BFDD6E28C185BE2A8E.png" xlink:type="simple" xlink:show="embed" xlink:actuate="onLoad">
          <text:p/>
        </draw:image>
      </draw:frame>
      <draw:line draw:name="Line 14" draw:style-name="Mgr6" draw:text-style-name="MP5" draw:layer="backgroundobjects" drawooo:display="printer" svg:x1="0.696cm" svg:y1="4.026cm" svg:x2="24.698cm" svg:y2="4.027cm">
        <text:p/>
      </draw:line>
      <draw:custom-shape draw:name="Rectangle 16" draw:style-name="Mgr7" draw:text-style-name="MP8" draw:layer="backgroundobjects" drawooo:display="printer" svg:width="24.001cm" svg:height="0.039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6" draw:text-style-name="MP5" draw:layer="backgroundobjects" drawooo:display="printer" svg:x1="0.701cm" svg:y1="17.66cm" svg:x2="24.703cm" svg:y2="17.661cm">
        <text:p/>
      </draw:line>
      <draw:custom-shape draw:name="Fußzeilenplatzhalter 3" draw:style-name="Mgr8" draw:text-style-name="MP5" draw:layer="backgroundobjects" drawooo:display="printer" svg:width="20.002cm" svg:height="0.643cm" svg:x="0.701cm" svg:y="18.027cm">
        <text:p text:style-name="MP9"><text:span text:style-name="MT2"><text:date style:data-style-name="D1" text:date-value="2019-01-16">1/16/19</text:date></text:span><text:span text:style-name="MT2"> <text:s/>| <text:s/>Informationsvisualisierung und Visual Analytics| <text:s/></text:span><text:span text:style-name="MT2"><text:page-number>&lt;number&gt;</text:page-number></text:span></text:p>
        <text:p text:style-name="MP9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9" draw:text-style-name="MP7" draw:layer="backgroundobjects" drawooo:display="printer" svg:width="2.257cm" svg:height="1.21cm" svg:x="22.509cm" svg:y="17.743cm">
        <draw:image xlink:href="Pictures/100002010000008A0000004AE76CDB7C534D215F.tif" xlink:type="simple" xlink:show="embed" xlink:actuate="onLoad">
          <text:p/>
        </draw:image>
      </draw:frame>
      <draw:custom-shape draw:name="Rectangle 2" draw:style-name="Mgr10" draw:text-style-name="MP6" draw:layer="backgroundobjects" svg:width="24.006cm" svg:height="5.8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7" draw:layer="backgroundobjects" svg:width="5.202cm" svg:height="2.199cm" svg:x="19.923cm" svg:y="1.826cm">
        <draw:image xlink:href="Pictures/10000201000001DD000000BF484F80AF9158E944.png" xlink:type="simple" xlink:show="embed" xlink:actuate="onLoad">
          <text:p/>
        </draw:image>
      </draw:frame>
      <draw:line draw:name="Line 15" draw:style-name="Mgr6" draw:text-style-name="MP5" draw:layer="backgroundobjects" svg:x1="0.701cm" svg:y1="17.66cm" svg:x2="24.703cm" svg:y2="17.661cm">
        <text:p/>
      </draw:line>
      <draw:custom-shape draw:name="Rectangle 18" draw:style-name="Mgr7" draw:text-style-name="MP8" draw:layer="backgroundobjects" svg:width="24.001cm" svg:height="0.039cm" svg:x="0.697cm" svg:y="1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7" draw:text-style-name="MP8" draw:layer="backgroundobjects" svg:width="24.001cm" svg:height="0.021cm" svg:x="0.697cm" svg:y="6.8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1" presentation:style-name="Mpr1" draw:text-style-name="MP11" draw:layer="backgroundobjects" svg:width="18.449cm" svg:height="2.327cm" svg:x="0.997cm" svg:y="1.358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custom-shape draw:name="Fußzeilenplatzhalter 3" draw:style-name="Mgr8" draw:text-style-name="MP5" draw:layer="backgroundobjects" svg:width="20.002cm" svg:height="0.643cm" svg:x="0.701cm" svg:y="18.027cm">
        <text:p text:style-name="MP9"><text:span text:style-name="MT2"><text:date style:data-style-name="D1" text:date-value="2019-01-16">1/16/19</text:date></text:span><text:span text:style-name="MT2"> <text:s/>| <text:s/>Natural Language Processing and the Web | 1</text:span></text:p>
        <text:p text:style-name="MP9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draw:custom-shape draw:name="Rectangle 13" draw:style-name="Mgr3" draw:text-style-name="MP5" draw:layer="backgroundobjects" svg:width="24.006cm" svg:height="3.0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7" draw:layer="backgroundobjects" svg:width="5.202cm" svg:height="2.199cm" svg:x="19.91cm" svg:y="1.424cm">
        <draw:image xlink:href="Pictures/10000201000001DD000000BF5A63DE2E440751DE.png" xlink:type="simple" xlink:show="embed" xlink:actuate="onLoad">
          <text:p/>
        </draw:image>
      </draw:frame>
      <draw:line draw:name="Line 14" draw:style-name="Mgr6" draw:text-style-name="MP5" draw:layer="backgroundobjects" svg:x1="0.696cm" svg:y1="4.026cm" svg:x2="24.698cm" svg:y2="4.027cm">
        <text:p/>
      </draw:line>
      <draw:custom-shape draw:name="Rectangle 16" draw:style-name="Mgr7" draw:text-style-name="MP8" draw:layer="backgroundobjects" svg:width="24.001cm" svg:height="0.039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6" draw:text-style-name="MP5" draw:layer="backgroundobjects" svg:x1="0.701cm" svg:y1="17.66cm" svg:x2="24.703cm" svg:y2="17.661cm">
        <text:p/>
      </draw:line>
      <draw:custom-shape draw:name="Fußzeilenplatzhalter 3" draw:style-name="Mgr8" draw:text-style-name="MP5" draw:layer="backgroundobjects" svg:width="20.002cm" svg:height="0.643cm" svg:x="0.701cm" svg:y="18.027cm">
        <text:p text:style-name="MP9"><text:span text:style-name="MT2"><text:date style:data-style-name="D1" text:date-value="2019-01-16">1/16/19</text:date></text:span><text:span text:style-name="MT2"> <text:s/>| <text:s/>Informationsvisualisierung und Visual Analytics| <text:s/></text:span><text:span text:style-name="MT2"><text:page-number>&lt;number&gt;</text:page-number></text:span></text:p>
        <text:p text:style-name="MP9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9" draw:text-style-name="MP7" draw:layer="backgroundobjects" svg:width="2.257cm" svg:height="1.21cm" svg:x="22.509cm" svg:y="17.743cm">
        <draw:image xlink:href="">
          <text:p/>
        </draw:image>
      </draw:frame>
      <draw:frame draw:name="Titel 1" presentation:style-name="Mpr4" draw:text-style-name="MP12" draw:layer="backgroundobjects" svg:width="18.449cm" svg:height="2.327cm" svg:x="0.997cm" svg:y="1.358cm" presentation:class="title" presentation:user-transformed="true">
        <draw:text-box>
          <text:p text:style-name="MP9"><text:span text:style-name="MT4">Aufgabe 1.1. Pipeline von Card et al. </text:span><text:span text:style-name="MT4"><text:line-break/></text:span><text:span text:style-name="MT4"><text:line-break/></text:span><text:span text:style-name="MT4"/></text:p>
        </draw:text-box>
      </draw:frame>
      <draw:frame presentation:style-name="Benutzerdefiniertes_20_Layou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enutzerdefiniertes_20_Layout-title" draw:layer="backgroundobjects" svg:width="14.848cm" svg:height="11.136cm" svg:x="3.075cm" svg:y="2.257cm" presentation:class="page"/>
        <draw:frame presentation:style-name="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Moritz Lohse</meta:initial-creator>
    <meta:editing-cycles>59</meta:editing-cycles>
    <meta:print-date>2018-11-07T01:08:59</meta:print-date>
    <meta:creation-date>2009-12-23T09:42:49</meta:creation-date>
    <dc:date>2019-01-16T11:56:15.821163353</dc:date>
    <meta:editing-duration>PT38S</meta:editing-duration>
    <meta:generator>LibreOffice/5.1.6.2$Linux_X86_64 LibreOffice_project/10m0$Build-2</meta:generator>
    <meta:document-statistic meta:object-count="5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1</meta:user-defined>
    <meta:template xlink:type="simple" xlink:actuate="onRequest" xlink:title="Präsentationsvorlage_BWL9" xlink:href=""/>
  </office:meta>
</office:document-meta>
</file>